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Name: Gauri Somavanshi</text:p>
      <text:p text:style-name="Standard">Roll no: B4259</text:p>
      <text:p text:style-name="Standard">Class: B.E Comp (B)</text:p>
      <text:p text:style-name="Standard">*/</text:p>
      <text:p text:style-name="Standard"></text:p>
      <text:p text:style-name="Standard">/*Problem Statement:</text:p>
      <text:p text:style-name="Standard"><text:tab/><text:tab/><text:tab/>Write a program to find out whether given input is a noun, pronoun, verb,</text:p>
      <text:p text:style-name="Standard"><text:tab/><text:tab/><text:tab/>adverb, adjective or preposition.</text:p>
      <text:p text:style-name="Standard"></text:p>
      <text:p text:style-name="Standard">*/</text:p>
      <text:p text:style-name="Standard"></text:p>
      <text:p text:style-name="Standard"></text:p>
      <text:p text:style-name="Standard">%{</text:p>
      <text:p text:style-name="Standard"><text:s text:c="2"/>#include&lt;stdio.h&gt;</text:p>
      <text:p text:style-name="Standard">%}</text:p>
      <text:p text:style-name="Standard">%%</text:p>
      <text:p text:style-name="Standard">(am|is|are|was|were|will|shall) {printf("\n%s= verb..\n",(char *)yytext);};</text:p>
      <text:p text:style-name="Standard">(Aparna|Priya|Gauri|MITCOE|Pune|Kothrud|girl) {printf("\n%s=Noun..",(char *)yytext);};</text:p>
      <text:p text:style-name="Standard">(good|bad|sad|happy) {printf("\n%s=Adjectives..",(char *)yytext);};</text:p>
      <text:p text:style-name="Standard">%%</text:p>
      <text:p text:style-name="Standard">main()</text:p>
      <text:p text:style-name="Standard">{</text:p>
      <text:p text:style-name="Standard">FILE *fp=fopen("i.txt","r");</text:p>
      <text:p text:style-name="Standard">yyin=fp;</text:p>
      <text:p text:style-name="Standard">yylex();</text:p>
      <text:p text:style-name="Standard">}</text:p>
      <text:p text:style-name="Standard"></text:p>
      <text:p text:style-name="Standard">/*</text:p>
      <text:p text:style-name="Standard">INPUT FILE: <text:s text:c="2"/>i.txt</text:p>
      <text:p text:style-name="Standard"></text:p>
      <text:p text:style-name="Standard">Aparna is good girl.</text:p>
      <text:p text:style-name="Standard">Gauri is happy.</text:p>
      <text:p text:style-name="Standard"></text:p>
      <text:p text:style-name="Standard">OUTPUT:</text:p>
      <text:p text:style-name="Standard"></text:p>
      <text:p text:style-name="Standard">ccompl04-27@ccompl0427:~$ cd Desktop</text:p>
      <text:p text:style-name="Standard">ccompl04-27@ccompl0427:~/Desktop$ lex B424260.l</text:p>
      <text:p text:style-name="Standard">ccompl04-27@ccompl0427:~/Desktop$ cc lex.yy.c -ll</text:p>
      <text:p text:style-name="Standard">ccompl04-27@ccompl0427:~/Desktop$ ./a.out</text:p>
      <text:p text:style-name="Standard"></text:p>
      <text:p text:style-name="Standard">Aparna=Noun.. </text:p>
      <text:p text:style-name="Standard">is= verb..</text:p>
      <text:p text:style-name="Standard"><text:s/></text:p>
      <text:p text:style-name="Standard">good=Adjectives.. </text:p>
      <text:p text:style-name="Standard">girl=Noun...</text:p>
      <text:p text:style-name="Standard"></text:p>
      <text:p text:style-name="Standard">Gauri=Noun.. </text:p>
      <text:p text:style-name="Standard">is= verb..</text:p>
      <text:p text:style-name="Standard"><text:s/></text:p>
      <text:p text:style-name="Standard">happy=Adjectives...</text:p>
      <text:p text:style-name="Standard"></text:p>
      <text:p text:style-name="Standard">*/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MPL04-27 </meta:initial-creator>
    <meta:creation-date>2013-08-06T10:17:45</meta:creation-date>
    <dc:date>2013-08-06T10:18:02</dc:date>
    <dc:creator>CCOMPL04-27 </dc:creator>
    <meta:editing-duration>P0D</meta:editing-duration>
    <meta:editing-cycles>1</meta:editing-cycles>
    <meta:document-statistic meta:table-count="0" meta:image-count="0" meta:object-count="0" meta:page-count="1" meta:paragraph-count="52" meta:word-count="88" meta:character-count="888" meta:non-whitespace-character-count="772"/>
    <meta:generator>LibreOffice/3.5$Linux_X86_64 LibreOffice_project/350m1$Build-2</meta:generator>
  </office:meta>
</office:document-meta>
</file>